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 fo:language="pt" fo:country="BR"/>
    </style:style>
    <style:style style:name="P2" style:parent-style-name="Standard" style:family="paragraph">
      <style:text-properties fo:language="pt" fo:country="BR"/>
    </style:style>
    <style:style style:name="P3" style:parent-style-name="Standard" style:family="paragraph">
      <style:text-properties fo:language="pt" fo:country="BR"/>
    </style:style>
    <style:style style:name="P4" style:parent-style-name="Standard" style:family="paragraph">
      <style:text-properties fo:language="pt" fo:country="BR"/>
    </style:style>
    <style:style style:name="P5" style:parent-style-name="Standard" style:family="paragraph">
      <style:text-properties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T9" style:parent-style-name="DefaultParagraphFont" style:family="text">
      <style:text-properties fo:language="pt" fo:country="BR"/>
    </style:style>
    <style:style style:name="T10" style:parent-style-name="DefaultParagraphFont" style:family="text">
      <style:text-properties fo:language="pt" fo:country="BR"/>
    </style:style>
    <style:style style:name="P11" style:parent-style-name="Standard" style:family="paragraph">
      <style:text-properties fo:language="pt" fo:country="BR"/>
    </style:style>
    <style:style style:name="P12" style:parent-style-name="Standard" style:family="paragraph">
      <style:text-properties fo:language="pt" fo:country="BR"/>
    </style:style>
    <style:style style:name="P13" style:parent-style-name="Standard" style:family="paragraph">
      <style:text-properties fo:language="pt" fo:country="BR"/>
    </style:style>
    <style:style style:name="P14" style:parent-style-name="Standard" style:family="paragraph">
      <style:text-properties fo:language="pt" fo:country="BR"/>
    </style:style>
    <style:style style:name="P15" style:parent-style-name="Standard" style:family="paragraph">
      <style:text-properties fo:language="pt" fo:country="BR"/>
    </style:style>
    <style:style style:name="T16" style:parent-style-name="DefaultParagraphFont" style:family="text">
      <style:text-properties fo:font-size="14pt" style:font-size-asian="14pt" style:font-size-complex="14pt"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Standard" style:family="paragraph">
      <style:text-properties fo:language="pt" fo:country="BR"/>
    </style:style>
    <style:style style:name="T19" style:parent-style-name="DefaultParagraphFont" style:family="text">
      <style:text-properties fo:language="pt" fo:country="BR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  <style:style style:name="T22" style:parent-style-name="DefaultParagraphFont" style:family="text">
      <style:text-properties fo:language="en" fo:country="GB"/>
    </style:style>
    <style:style style:name="T23" style:parent-style-name="DefaultParagraphFont" style:family="text">
      <style:text-properties fo:language="en" fo:country="GB"/>
    </style:style>
    <style:style style:name="T24" style:parent-style-name="DefaultParagraphFont" style:family="text">
      <style:text-properties fo:language="en" fo:country="GB"/>
    </style:style>
    <style:style style:name="P25" style:parent-style-name="Standard" style:family="paragraph">
      <style:text-properties fo:language="pt" fo:country="BR"/>
    </style:style>
    <style:style style:name="P26" style:parent-style-name="Standard" style:family="paragraph">
      <style:text-properties fo:language="pt" fo:country="BR"/>
    </style:style>
    <style:style style:name="P27" style:parent-style-name="Standard" style:family="paragraph">
      <style:text-properties fo:language="pt" fo:country="BR"/>
    </style:style>
    <style:style style:name="P28" style:parent-style-name="Standard" style:family="paragraph">
      <style:text-properties fo:language="pt" fo:country="BR"/>
    </style:style>
    <style:style style:name="P29" style:parent-style-name="Standard" style:family="paragraph">
      <style:text-properties fo:language="pt" fo:country="BR"/>
    </style:style>
    <style:style style:name="P30" style:parent-style-name="Standard" style:family="paragraph">
      <style:text-properties fo:language="pt" fo:country="BR"/>
    </style:style>
    <style:style style:name="P31" style:parent-style-name="Standard" style:family="paragraph">
      <style:text-properties fo:language="pt" fo:country="BR"/>
    </style:style>
    <style:style style:name="P32" style:parent-style-name="Standard" style:family="paragraph">
      <style:text-properties fo:language="pt" fo:country="BR"/>
    </style:style>
    <style:style style:name="P33" style:parent-style-name="Standard" style:family="paragraph">
      <style:text-properties fo:language="pt" fo:country="BR"/>
    </style:style>
    <style:style style:name="P34" style:parent-style-name="Standard" style:family="paragraph">
      <style:text-properties fo:language="pt" fo:country="BR"/>
    </style:style>
    <style:style style:name="P35" style:parent-style-name="Standard" style:family="paragraph">
      <style:text-properties fo:language="pt" fo:country="BR"/>
    </style:style>
    <style:style style:name="P36" style:parent-style-name="Standard" style:family="paragraph">
      <style:text-properties fo:language="pt" fo:country="BR"/>
    </style:style>
    <style:style style:name="P37" style:parent-style-name="Standard" style:family="paragraph">
      <style:text-properties fo:language="pt" fo:country="BR"/>
    </style:style>
    <style:style style:name="P38" style:parent-style-name="Standard" style:family="paragraph">
      <style:text-properties fo:language="pt" fo:country="BR"/>
    </style:style>
    <style:style style:name="P39" style:parent-style-name="Standard" style:family="paragraph">
      <style:text-properties fo:language="pt" fo:country="BR"/>
    </style:style>
    <style:style style:name="P40" style:parent-style-name="Standard" style:family="paragraph">
      <style:text-properties fo:language="pt" fo:country="BR"/>
    </style:style>
    <style:style style:name="P41" style:parent-style-name="Standard" style:family="paragraph">
      <style:text-properties fo:language="pt" fo:country="BR"/>
    </style:style>
  </office:automatic-styles>
  <office:body>
    <office:text text:use-soft-page-breaks="true">
      <text:p text:style-name="P1">Relatorio T2 Redes</text:p>
      <text:p text:style-name="P2"/>
      <text:p text:style-name="P3">Membros:</text:p>
      <text:p text:style-name="P4"><text:tab/>João Eduardo Zangari Ambrosio – GRR20232344</text:p>
      <text:p text:style-name="P5"><text:tab/>Athos …</text:p>
      <text:p text:style-name="P6"/>
      <text:p text:style-name="P7">O trabalho foi feito em Java</text:p>
      <text:p text:style-name="P8">Se trata da implementação de um jogo de Copas (Black Lady) em uma rede de topologia de Anel descentralizada de 4 nodos</text:p>
      <text:p text:style-name="Standard"><text:span text:style-name="T9">Regras do jogo em inglês :<text:s/></text:span><text:a xlink:href="https://en.wikipedia.org/wiki/Black_Lady" office:target-frame-name="_top" xlink:show="replace"><text:span text:style-name="T10">https://en.wikipedia.org/wiki/Black_Lady</text:span></text:a></text:p>
      <text:p text:style-name="P11">Variação escolhida: Culbertson's rules (1950)</text:p>
      <text:p text:style-name="P12"/>
      <text:p text:style-name="P13">Comunicação:</text:p>
      <text:p text:style-name="P14"><text:tab/>Comunicação usando Datagram Sockets</text:p>
      <text:p text:style-name="P15"/>
      <text:p text:style-name="Standard"><text:span text:style-name="T16">Escolhas feitas</text:span></text:p>
      <text:p text:style-name="P17">Protocolo</text:p>
      <text:p text:style-name="P18"><text:tab/>Mensagens em Strings</text:p>
      <text:p text:style-name="Standard"><text:span text:style-name="T19"><text:tab/></text:span><text:span text:style-name="T20">Formato :<text:s/></text:span><text:span text:style-name="T21">[CONTENT]</text:span><text:span text:style-name="T22"><text:s/>/</text:span><text:span text:style-name="T23"><text:s/></text:span><text:span text:style-name="T24">[SRC-ID] / [DEST-ID]<text:s/></text:span></text:p>
      <text:p text:style-name="P25">Tipos de Mensagens</text:p>
      <text:p text:style-name="P26"><text:tab/>HELLO – Nodos mandam ao dealer no começo do jogo</text:p>
      <text:p text:style-name="P27"><text:tab/>IDASSIGN – ID de nodo, possui char de validação no final para evitar IDs iguais entre<text:s/>nodos, se for válido nodo seta seu ID ao dest da mensagem</text:p>
      <text:p text:style-name="P28"><text:tab/>START – Ínicio do jogo</text:p>
      <text:p text:style-name="P29"><text:tab/>BATON – Bastão, possui char de validação</text:p>
      <text:p text:style-name="P30"><text:tab/>CARD – Mensagem de Carta, ranque e naipe são representados em 1 ou 2 letras (e.g Rei de Espadas = KS)</text:p>
      <text:p text:style-name="P31"><text:tab/>POINTS – Player que receber conta pontos na mesa e adiciona a seu contador</text:p>
      <text:p text:style-name="P32"><text:tab/>ROUNDBEGIN – Avisa que round começou</text:p>
      <text:p text:style-name="P33"><text:tab/>ROUNDEND – Avisa que round acabou</text:p>
      <text:p text:style-name="P34"><text:tab/>END – Finaliza jogo</text:p>
      <text:p text:style-name="P35"/>
      <text:p text:style-name="P36">Para iniciaizacao necessita que 3 maquinas comecem como player comum e 1 como dealer</text:p>
      <text:p text:style-name="P37">No inicio dealer passa IDs de cada nodo a partir de mensagem IDASSIGN</text:p>
      <text:p text:style-name="P38">Dealer cria cartas e passa para outros nodos suas mãos</text:p>
      <text:p text:style-name="P39">Dealer sempre começa o round e joga sua carta, a partir dessa carta é definido o naipe do round</text:p>
      <text:p text:style-name="P40">Nodo que perde o round vira dealer e começa próximo round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ão Eduardo Zangari</dc:creator>
    <meta:creation-date>2025-05-29T10:23:00Z</meta:creation-date>
    <dc:date>2025-06-02T22:50:00Z</dc:date>
    <meta:template xlink:href="Normal.dotm" xlink:type="simple"/>
    <meta:editing-cycles>32</meta:editing-cycles>
    <meta:editing-duration>PT6300S</meta:editing-duration>
    <meta:document-statistic meta:page-count="1" meta:paragraph-count="2" meta:word-count="219" meta:character-count="1467" meta:row-count="10" meta:non-whitespace-character-count="1250"/>
  </office:meta>
</office:document-meta>
</file>